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style:font-size-asian="12pt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officeooo:rsid="0012441c" officeooo:paragraph-rsid="0012441c" style:font-size-asian="12pt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paragraph-rsid="001257d5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paragraph-rsid="001313a9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paragraph-rsid="001370a7"/>
    </style:style>
    <style:style style:name="P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rsid="0012441c" officeooo:paragraph-rsid="0012441c"/>
    </style:style>
    <style:style style:name="P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rsid="001257d5" officeooo:paragraph-rsid="001257d5"/>
    </style:style>
    <style:style style:name="P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rsid="001313a9" officeooo:paragraph-rsid="001313a9"/>
    </style:style>
    <style:style style:name="P1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rsid="001370a7" officeooo:paragraph-rsid="001370a7"/>
    </style:style>
    <style:style style:name="P11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officeooo:rsid="0012441c" officeooo:paragraph-rsid="0012441c" style:font-size-asian="12pt"/>
    </style:style>
    <style:style style:name="T1" style:family="text">
      <style:text-properties fo:color="#000000" style:font-name="Helvetica" fo:font-size="12pt" style:font-size-asian="12pt"/>
    </style:style>
    <style:style style:name="T2" style:family="text">
      <style:text-properties fo:color="#000000" style:font-name="Helvetica" fo:font-size="12pt" officeooo:rsid="0012441c" style:font-size-asian="12pt"/>
    </style:style>
    <style:style style:name="T3" style:family="text">
      <style:text-properties fo:color="#000000" style:font-name="Helvetica" fo:font-size="12pt" officeooo:rsid="001257d5" style:font-size-asian="12pt"/>
    </style:style>
    <style:style style:name="T4" style:family="text">
      <style:text-properties fo:color="#000000" style:font-name="Helvetica" fo:font-size="12pt" officeooo:rsid="001313a9" style:font-size-asian="12pt"/>
    </style:style>
    <style:style style:name="T5" style:family="text">
      <style:text-properties fo:color="#000000" style:font-name="Helvetica" fo:font-size="12pt" officeooo:rsid="001370a7" style:font-size-asian="12pt"/>
    </style:style>
    <style:style style:name="T6" style:family="text">
      <style:text-properties fo:color="#000000" style:font-name="Helvetica" fo:font-size="12pt" officeooo:rsid="00143122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randon Gallagher</text:p>
      <text:p text:style-name="P2">Assignment 3</text:p>
      <text:p text:style-name="P2">Professor Kim</text:p>
      <text:p text:style-name="P2"/>
      <text:p text:style-name="P3"><text:span text:style-name="T1">A.)</text:span></text:p>
      <text:p text:style-name="P3"><text:span text:style-name="T1"><text:tab/>SELECT lname, COUNT(lname) </text:span></text:p>
      <text:p text:style-name="P3"><text:span text:style-name="T1"><text:tab/>FROM actor</text:span></text:p>
      <text:p text:style-name="P3"><text:span text:style-name="T1"><text:tab/>GROUP BY lname</text:span></text:p>
      <text:p text:style-name="P3"><text:span text:style-name="T1"><text:tab/>ORDER BY COUNT(lname) DESC, lname ASC</text:span></text:p>
      <text:p text:style-name="P1"/>
      <text:p text:style-name="P3"><text:span text:style-name="T1">B.)</text:span></text:p>
      <text:p text:style-name="P3"><text:span text:style-name="T1"><text:tab/>SELECT fname</text:span></text:p>
      <text:p text:style-name="P3"><text:span text:style-name="T1"><text:tab/>FROM actor</text:span></text:p>
      <text:p text:style-name="P3"><text:span text:style-name="T1"><text:tab/>ORDER BY (SELECT COUNT(fname)</text:span></text:p>
      <text:p text:style-name="P3"><text:span text:style-name="T1"><text:s text:c="9"/><text:tab/><text:tab/><text:tab/> FROM actor</text:span></text:p>
      <text:p text:style-name="P3"><text:span text:style-name="T1"><text:s text:c="8"/><text:tab/><text:tab/> <text:s text:c="9"/>)</text:span></text:p>
      <text:p text:style-name="P3"><text:span text:style-name="T1"><text:tab/>LIMIT 20</text:span></text:p>
      <text:p text:style-name="P1"/>
      <text:p text:style-name="P3"><text:span text:style-name="T1">C.) </text:span></text:p>
      <text:p text:style-name="P3"><text:span text:style-name="T1">SELECT title, COUNT(film_actor.actor_id)</text:span></text:p>
      <text:p text:style-name="P3"><text:span text:style-name="T1">FROM film_actor JOIN film ON film_actor.film_id = film.film_id</text:span></text:p>
      <text:p text:style-name="P3"><text:span text:style-name="T1">HAVING COUNT(film_actor.actor_id) &gt; ALL (SELECT COUNT(film_actor.actor_id</text:span><text:span text:style-name="T6">)</text:span></text:p>
      <text:p text:style-name="P3"><text:span text:style-name="T1"><text:s text:c="40"/><text:tab/><text:tab/><text:tab/> <text:s text:c="5"/>FROM film_actor</text:span></text:p>
      <text:p text:style-name="P3"><text:span text:style-name="T1"><text:s text:c="44"/><text:tab/><text:tab/> <text:s text:c="5"/>GROUP BY film_actor.film_id) </text:span></text:p>
      <text:p text:style-name="P1"/>
      <text:p text:style-name="P3"><text:span text:style-name="T1">D.)</text:span></text:p>
      <text:p text:style-name="P1"/>
      <text:p text:style-name="P1"/>
      <text:p text:style-name="P5"><text:span text:style-name="T1">E.)</text:span></text:p>
      <text:p text:style-name="P5"><text:span text:style-name="T4">SELECT fname, lname</text:span></text:p>
      <text:p text:style-name="P9"><text:span text:style-name="T1">FROM actor </text:span></text:p>
      <text:p text:style-name="P9"><text:span text:style-name="T1">WHERE (SELECT COUNT(*)</text:span></text:p>
      <text:p text:style-name="P9"><text:span text:style-name="T1"><text:s text:c="7"/>FROM film_actor AS fa1 NATURAL JOIN film </text:span></text:p>
      <text:p text:style-name="P9"><text:span text:style-name="T1"><text:s text:c="7"/>WHERE film.rating = 'R' AND actor_id = fa1.actor_id)&gt;= 0</text:span></text:p>
      <text:p text:style-name="P9"><text:span text:style-name="T1"><text:s text:c="14"/></text:span></text:p>
      <text:p text:style-name="P9"><text:span text:style-name="T1"><text:s text:c="7"/>AND </text:span></text:p>
      <text:p text:style-name="P9"><text:span text:style-name="T1"><text:s text:c="8"/>(SELECT COUNT(*) </text:span></text:p>
      <text:p text:style-name="P9"><text:soft-page-break/><text:span text:style-name="T1"><text:s text:c="9"/>FROM film_actor AS fa2 NATURAL JOIN film</text:span></text:p>
      <text:p text:style-name="P9"><text:span text:style-name="T1"><text:s text:c="9"/>WHERE film.rating &lt;&gt; 'R' AND actor_id = fa2.actor_id) ==0</text:span></text:p>
      <text:p text:style-name="P3"><text:span text:style-name="T1"/></text:p>
      <text:p text:style-name="P3"><text:span text:style-name="T1"/></text:p>
      <text:p text:style-name="P3"><text:span text:style-name="T1">F.)</text:span></text:p>
      <text:p text:style-name="P8"><text:span text:style-name="T1">SELECT fname, lname</text:span></text:p>
      <text:p text:style-name="P8"><text:span text:style-name="T1">FROM actor </text:span></text:p>
      <text:p text:style-name="P8"><text:span text:style-name="T1">WHERE EXISTS (SELECT *</text:span></text:p>
      <text:p text:style-name="P8"><text:span text:style-name="T1"><text:s text:c="14"/>FROM film_actor NATURAL JOIN film </text:span></text:p>
      <text:p text:style-name="P8"><text:span text:style-name="T1"><text:s text:c="14"/>WHERE film.rating = 'R' AND actor.actor_id = actor_id)</text:span></text:p>
      <text:p text:style-name="P8"><text:span text:style-name="T1"><text:s text:c="14"/></text:span></text:p>
      <text:p text:style-name="P8"><text:span text:style-name="T1"><text:s text:c="13"/>AND </text:span></text:p>
      <text:p text:style-name="P8"><text:span text:style-name="T1"><text:s text:c="13"/>NOT EXISTS (SELECT * </text:span></text:p>
      <text:p text:style-name="P8"><text:span text:style-name="T1"><text:s text:c="25"/>FROM film_actor NATURAL JOIN film</text:span></text:p>
      <text:p text:style-name="P4"><text:span text:style-name="T3"><text:s text:c="25"/>WHERE film.rating &lt;&gt; 'R' AND actor.actor_id = actor_id)</text:span></text:p>
      <text:p text:style-name="P4"><text:span text:style-name="T3"/></text:p>
      <text:p text:style-name="P3"><text:span text:style-name="T1">G.)</text:span></text:p>
      <text:p text:style-name="P8"><text:span text:style-name="T1">SELECT fname, lname</text:span></text:p>
      <text:p text:style-name="P8"><text:span text:style-name="T1">FROM actor </text:span></text:p>
      <text:p text:style-name="P8"><text:span text:style-name="T1">WHERE actor_id IN (SELECT actor_id</text:span></text:p>
      <text:p text:style-name="P8"><text:span text:style-name="T1"><text:s text:c="13"/><text:tab/> <text:s text:c="2"/>FROM film_actor NATURAL JOIN film </text:span></text:p>
      <text:p text:style-name="P8"><text:span text:style-name="T1"><text:s text:c="17"/><text:tab/> <text:s/>WHERE film.rating = 'R')</text:span></text:p>
      <text:p text:style-name="P8"><text:span text:style-name="T1"><text:s text:c="14"/></text:span></text:p>
      <text:p text:style-name="P8"><text:span text:style-name="T1"><text:s text:c="13"/>AND </text:span></text:p>
      <text:p text:style-name="P8"><text:span text:style-name="T1"><text:s text:c="13"/>actor_id NOT IN (SELECT actor_id </text:span></text:p>
      <text:p text:style-name="P8"><text:span text:style-name="T1"><text:s text:c="25"/><text:tab/> <text:s/>FROM film_actor NATURAL JOIN film</text:span></text:p>
      <text:p text:style-name="P8"><text:span text:style-name="T1"><text:s text:c="25"/><text:tab/> <text:s/>WHERE film.rating &lt;&gt; 'R')</text:span></text:p>
      <text:p text:style-name="P1"/>
      <text:p text:style-name="P1"/>
      <text:p text:style-name="P6"><text:span text:style-name="T1">H.) </text:span></text:p>
      <text:p text:style-name="P6"><text:span text:style-name="T5">SELECT store_id, MAX(customer)</text:span></text:p>
      <text:p text:style-name="P10"><text:span text:style-name="T1">FROM store (SELECT COUNT(customer.customer_id)</text:span></text:p>
      <text:p text:style-name="P10"><text:span text:style-name="T1"><text:s text:c="10"/><text:tab/><text:tab/>FROM customer JOIN store ON customer.store_id = store.store_id</text:span></text:p>
      <text:p text:style-name="P10"><text:span text:style-name="T1"><text:s text:c="9"/><text:tab/><text:tab/>GROUP BY store.store_id)</text:span></text:p>
      <text:p text:style-name="P1"/>
      <text:p text:style-name="P1"/>
      <text:p text:style-name="P1"/>
      <text:p text:style-name="P3"><text:soft-page-break/><text:span text:style-name="T1">I.)</text:span></text:p>
      <text:p text:style-name="P3"><text:span text:style-name="T1">SELECT film.title</text:span></text:p>
      <text:p text:style-name="P3"><text:span text:style-name="T1">FROM film JOIN inventory ON inventory.film_id = film.film_id</text:span></text:p>
      <text:p text:style-name="P3"><text:span text:style-name="T1"><text:tab/> <text:s text:c="6"/>JOIN rental ON rental.inventory_id = inventory.inventory_id</text:span></text:p>
      <text:p text:style-name="P3"><text:span text:style-name="T1">WHERE rental.return_date&lt;&gt; null</text:span></text:p>
      <text:p text:style-name="P3"><text:span text:style-name="T1">ORDER BY film.tit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7T23:55:53.573374237</dc:date>
    <meta:editing-duration>PT1M53S</meta:editing-duration>
    <meta:editing-cycles>1</meta:editing-cycles>
    <meta:document-statistic meta:table-count="0" meta:image-count="0" meta:object-count="0" meta:page-count="3" meta:paragraph-count="66" meta:word-count="221" meta:character-count="2019" meta:non-whitespace-character-count="1360"/>
    <meta:generator>LibreOffice/5.1.6.2$Linux_X86_64 LibreOffice_project/10m0$Build-2</meta:generator>
  </office:meta>
</office:document-meta>
</file>